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F000000283403C783C0DCC4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0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388cm"/>
    </style:style>
    <style:style style:name="gr4" style:family="graphic" style:parent-style-name="standard">
      <style:graphic-properties draw:stroke="none" svg:stroke-color="#000000" draw:fill="none" draw:fill-color="#ffffff" fo:min-height="22.896cm"/>
    </style:style>
    <style:style style:name="gr5" style:family="graphic" style:parent-style-name="Default_5f_1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6" style:family="graphic" style:parent-style-name="Default_5f_1">
      <style:graphic-properties draw:stroke="none" svg:stroke-color="#000000" draw:fill="none" draw:fill-color="#ffffff" draw:textarea-vertical-align="middle" fo:min-height="2.388cm"/>
    </style:style>
    <style:style style:name="gr7" style:family="graphic" style:parent-style-name="Default_5f_1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8" style:family="graphic" style:parent-style-name="Default_5f_1">
      <style:graphic-properties draw:fill="solid" draw:fill-color="#eeeeee" draw:textarea-horizontal-align="justify" draw:textarea-vertical-align="top" draw:auto-grow-height="false" fo:min-height="4.703cm" fo:min-width="16.01cm"/>
    </style:style>
    <style:style style:name="gr9" style:family="graphic" style:parent-style-name="Default_5f_1">
      <style:graphic-properties draw:fill-color="#dddddd" draw:textarea-horizontal-align="justify" draw:textarea-vertical-align="top" draw:auto-grow-height="false" fo:min-height="2.925cm" fo:min-width="6.358cm" draw:shadow="visible" draw:shadow-opacity="50%"/>
    </style:style>
    <style:style style:name="gr10" style:family="graphic" style:parent-style-name="Default_5f_1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11" style:family="graphic" style:parent-style-name="Default_5f_1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12" style:family="graphic" style:parent-style-name="Default_5f_1">
      <style:graphic-properties draw:fill-color="#dddddd" draw:textarea-horizontal-align="justify" draw:textarea-vertical-align="middle" draw:auto-grow-height="false" fo:min-height="0.639cm" fo:min-width="9.976cm" draw:shadow="visible" draw:shadow-opacity="50%"/>
    </style:style>
    <style:style style:name="gr13" style:family="graphic" style:parent-style-name="Default_5f_1">
      <style:graphic-properties draw:fill-color="#dddddd" draw:textarea-horizontal-align="justify" draw:textarea-vertical-align="middle" draw:auto-grow-height="false" fo:min-height="0.639cm" fo:min-width="1.81cm" draw:shadow="visible" draw:shadow-opacity="50%"/>
    </style:style>
    <style:style style:name="gr14" style:family="graphic" style:parent-style-name="Default_5f_1">
      <style:graphic-properties draw:fill-color="#dddddd" draw:textarea-horizontal-align="justify" draw:textarea-vertical-align="middle" draw:auto-grow-height="false" fo:min-height="0.639cm" fo:min-width="3.564cm" draw:shadow="visible" draw:shadow-opacity="50%"/>
    </style:style>
    <style:style style:name="gr15" style:family="graphic" style:parent-style-name="Default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16" style:family="graphic" style:parent-style-name="Default_5f_1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gr17" style:family="graphic" style:parent-style-name="standard">
      <style:graphic-properties draw:fill="none" draw:fill-color="#dddddd" draw:textarea-horizontal-align="justify" draw:textarea-vertical-align="top" draw:auto-grow-height="false" fo:min-height="4.068cm" fo:min-width="14.232cm" draw:shadow="hidden" draw:shadow-opacity="50%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19cm"/>
    </style:style>
    <style:style style:name="gr20" style:family="graphic" style:parent-style-name="Default_5f_2_5f_6">
      <style:graphic-properties draw:stroke="none" svg:stroke-color="#000000" draw:fill="none" draw:fill-color="#ffffff" draw:textarea-vertical-align="middle" fo:min-height="2.388cm"/>
    </style:style>
    <style:style style:name="gr21" style:family="graphic" style:parent-style-name="Default_5f_2">
      <style:graphic-properties svg:stroke-color="#000000" draw:fill="solid" draw:fill-color="#729fcf" draw:textarea-horizontal-align="justify" draw:textarea-vertical-align="top" draw:auto-grow-height="false" fo:min-height="17.068cm" fo:min-width="16.964cm"/>
    </style:style>
    <style:style style:name="gr22" style:family="graphic" style:parent-style-name="Default_5f_2">
      <style:graphic-properties draw:fill="solid" draw:fill-color="#eeeeee" draw:textarea-horizontal-align="justify" draw:textarea-vertical-align="top" draw:auto-grow-height="false" fo:min-height="15.671cm" fo:min-width="16.075cm" draw:shadow="visible" draw:shadow-opacity="50%"/>
    </style:style>
    <style:style style:name="gr23" style:family="graphic" style:parent-style-name="Default_5f_2">
      <style:graphic-properties draw:stroke="none" svg:stroke-color="#000000" draw:fill="none" draw:fill-color="#ffffff" fo:min-height="4.068cm"/>
    </style:style>
    <style:style style:name="gr24" style:family="graphic" style:parent-style-name="Default_5f_2">
      <style:graphic-properties draw:stroke="none" svg:stroke-color="#000000" draw:fill="none" draw:fill-color="#ffffff" fo:min-height="0.766cm"/>
    </style:style>
    <style:style style:name="gr25" style:family="graphic" style:parent-style-name="Default_5f_2">
      <style:graphic-properties draw:fill="none" draw:fill-color="#dddddd" draw:textarea-horizontal-align="justify" draw:textarea-vertical-align="top" draw:auto-grow-height="false" fo:min-height="1.909cm" fo:min-width="2.362cm" draw:shadow="hidden" draw:shadow-opacity="50%"/>
    </style:style>
    <style:style style:name="gr26" style:family="graphic" style:parent-style-name="Default_5f_2">
      <style:graphic-properties draw:fill="none" draw:fill-color="#dddddd" draw:textarea-horizontal-align="justify" draw:textarea-vertical-align="top" draw:auto-grow-height="false" fo:min-height="14.355cm" fo:min-width="11.884cm" draw:shadow="hidden" draw:shadow-opacity="50%"/>
    </style:style>
    <style:style style:name="gr27" style:family="graphic" style:parent-style-name="Default_5f_2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28" style:family="graphic" style:parent-style-name="Default_5f_2">
      <style:graphic-properties draw:fill-color="#dddddd" draw:textarea-horizontal-align="justify" draw:textarea-vertical-align="top" draw:auto-grow-height="false" fo:min-height="2.925cm" fo:min-width="5.342cm" draw:shadow="visible" draw:shadow-opacity="50%"/>
    </style:style>
    <style:style style:name="gr29" style:family="graphic" style:parent-style-name="Default_5f_2">
      <style:graphic-properties draw:fill="none" draw:fill-color="#dddddd" draw:textarea-horizontal-align="justify" draw:textarea-vertical-align="top" draw:auto-grow-height="false" fo:min-height="9.656cm" fo:min-width="2.362cm" draw:shadow="hidden" draw:shadow-opacity="50%"/>
    </style:style>
    <style:style style:name="gr30" style:family="graphic" style:parent-style-name="Default_5f_2">
      <style:graphic-properties draw:fill-color="#dddddd" draw:textarea-horizontal-align="justify" draw:textarea-vertical-align="middle" draw:auto-grow-height="false" fo:min-height="0.639cm" fo:min-width="4.961cm" draw:shadow="visible" draw:shadow-opacity="50%"/>
    </style:style>
    <style:style style:name="gr31" style:family="graphic" style:parent-style-name="Default_5f_2">
      <style:graphic-properties draw:fill-color="#dddddd" draw:textarea-horizontal-align="justify" draw:textarea-vertical-align="middle" draw:auto-grow-height="false" fo:min-height="0.685cm" fo:min-width="4.961cm" draw:shadow="visible" draw:shadow-opacity="50%"/>
    </style:style>
    <style:style style:name="gr32" style:family="graphic" style:parent-style-name="Default_5f_2">
      <style:graphic-properties draw:stroke="none" svg:stroke-color="#000000" draw:fill="none" draw:fill-color="#ffffff" draw:textarea-vertical-align="middle" fo:min-height="2.388cm"/>
    </style:style>
    <style:style style:name="gr33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15.117cm" fo:min-width="16.964cm"/>
    </style:style>
    <style:style style:name="gr34" style:family="graphic" style:parent-style-name="standard">
      <style:graphic-properties draw:fill="solid" draw:fill-color="#eeeeee" draw:textarea-horizontal-align="justify" draw:textarea-vertical-align="top" draw:auto-grow-height="false" fo:min-height="6.735cm" fo:min-width="16.01cm" draw:shadow="visible" draw:shadow-opacity="50%"/>
    </style:style>
    <style:style style:name="gr35" style:family="graphic" style:parent-style-name="standard">
      <style:graphic-properties draw:stroke="none" svg:stroke-color="#000000" draw:fill="none" draw:fill-color="#ffffff" fo:min-height="4.068cm"/>
    </style:style>
    <style:style style:name="gr36" style:family="graphic" style:parent-style-name="standard">
      <style:graphic-properties draw:stroke="none" svg:stroke-color="#000000" draw:fill="none" draw:fill-color="#ffffff" fo:min-height="0.766cm"/>
    </style:style>
    <style:style style:name="gr37" style:family="graphic" style:parent-style-name="standard">
      <style:graphic-properties draw:fill="solid" draw:fill-color="#eeeeee" draw:textarea-horizontal-align="justify" draw:textarea-vertical-align="top" draw:auto-grow-height="false" fo:min-height="5.857cm" fo:min-width="16.01cm" draw:shadow="visible" draw:shadow-opacity="50%"/>
    </style:style>
    <style:style style:name="gr38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39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8.517cm" draw:shadow="hidden" draw:shadow-opacity="50%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41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2.421cm" draw:shadow="hidden" draw:shadow-opacity="50%"/>
    </style:style>
    <style:style style:name="gr42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4.453cm" draw:shadow="hidden" draw:shadow-opacity="50%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0.639cm" fo:min-width="3.33cm" draw:shadow="visible" draw:shadow-opacity="50%"/>
    </style:style>
    <style:style style:name="gr44" style:family="graphic" style:parent-style-name="standard">
      <style:graphic-properties draw:fill-color="#dddddd" draw:textarea-horizontal-align="justify" draw:textarea-vertical-align="middle" draw:auto-grow-height="false" fo:min-height="0.639cm" fo:min-width="3.331cm" draw:shadow="visible" draw:shadow-opacity="50%"/>
    </style:style>
    <style:style style:name="gr45" style:family="graphic" style:parent-style-name="standard">
      <style:graphic-properties draw:fill-color="#dddddd" draw:textarea-horizontal-align="justify" draw:textarea-vertical-align="top" draw:auto-grow-height="false" fo:min-height="4.195cm" fo:min-width="6.485cm" draw:shadow="visible" draw:shadow-opacity="50%"/>
    </style:style>
    <style:style style:name="gr46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2.421cm" draw:shadow="hidden" draw:shadow-opacity="50%"/>
    </style:style>
    <style:style style:name="gr47" style:family="graphic" style:parent-style-name="objectwithoutfill">
      <style:graphic-properties draw:fill="none" draw:fill-color="#729fcf" draw:textarea-vertical-align="middle"/>
    </style:style>
    <style:style style:name="gr48" style:family="graphic" style:parent-style-name="standard">
      <style:graphic-properties draw:fill-color="#dddddd" draw:textarea-horizontal-align="justify" draw:textarea-vertical-align="middle" draw:auto-grow-height="false" fo:min-height="0.639cm" fo:min-width="3.391cm" draw:shadow="visible" draw:shadow-opacity="50%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0.639cm" fo:min-width="3.39cm" draw:shadow="visible" draw:shadow-opacity="50%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0.639cm" fo:min-width="3.41cm" draw:shadow="visible" draw:shadow-opacity="50%"/>
    </style:style>
    <style:style style:name="gr51" style:family="graphic" style:parent-style-name="standard">
      <style:graphic-properties draw:fill-color="#dddddd" draw:textarea-horizontal-align="justify" draw:textarea-vertical-align="top" draw:auto-grow-height="false" fo:min-height="5.338cm" fo:min-width="2.421cm" draw:shadow="visible" draw:shadow-opacity="50%"/>
    </style:style>
    <style:style style:name="gr52" style:family="graphic" style:parent-style-name="Default_5f_2_5f_5">
      <style:graphic-properties draw:stroke="none" svg:stroke-color="#000000" draw:fill="none" draw:fill-color="#ffffff" draw:textarea-vertical-align="middle" fo:min-height="2.388cm"/>
    </style:style>
    <style:style style:name="gr53" style:family="graphic" style:parent-style-name="Default_5f_5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54" style:family="graphic" style:parent-style-name="Default_5f_5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55" style:family="graphic" style:parent-style-name="Default_5f_5">
      <style:graphic-properties draw:stroke="none" svg:stroke-color="#000000" draw:fill="none" draw:fill-color="#ffffff" fo:min-height="4.068cm"/>
    </style:style>
    <style:style style:name="gr56" style:family="graphic" style:parent-style-name="Default_5f_5">
      <style:graphic-properties draw:stroke="none" svg:stroke-color="#000000" draw:fill="none" draw:fill-color="#ffffff" fo:min-height="0.766cm"/>
    </style:style>
    <style:style style:name="gr57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59" style:family="graphic" style:parent-style-name="standard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60" style:family="graphic" style:parent-style-name="Default_5f_2_5f_5_5f_1">
      <style:graphic-properties draw:stroke="none" svg:stroke-color="#000000" draw:fill="none" draw:fill-color="#ffffff" draw:textarea-vertical-align="middle" fo:min-height="2.388cm"/>
    </style:style>
    <style:style style:name="gr61" style:family="graphic" style:parent-style-name="Default_5f_5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62" style:family="graphic" style:parent-style-name="Default_5f_5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63" style:family="graphic" style:parent-style-name="Default_5f_5_5f_1">
      <style:graphic-properties draw:stroke="none" svg:stroke-color="#000000" draw:fill="none" draw:fill-color="#ffffff" fo:min-height="4.068cm"/>
    </style:style>
    <style:style style:name="gr64" style:family="graphic" style:parent-style-name="Default_5f_5_5f_1">
      <style:graphic-properties draw:stroke="none" svg:stroke-color="#000000" draw:fill="none" draw:fill-color="#ffffff" fo:min-height="0.766cm"/>
    </style:style>
    <style:style style:name="gr65" style:family="graphic" style:parent-style-name="standard">
      <style:graphic-properties draw:fill-color="#dddddd" draw:textarea-horizontal-align="justify" draw:textarea-vertical-align="top" draw:auto-grow-height="false" fo:min-height="5.338cm" fo:min-width="6.993cm" draw:shadow="visible" draw:shadow-opacity="50%"/>
    </style:style>
    <style:style style:name="gr66" style:family="graphic" style:parent-style-name="Default_5f_2_5f_5_5f_1_5f_1">
      <style:graphic-properties draw:stroke="none" svg:stroke-color="#000000" draw:fill="none" draw:fill-color="#ffffff" draw:textarea-vertical-align="middle" fo:min-height="2.388cm"/>
    </style:style>
    <style:style style:name="gr67" style:family="graphic" style:parent-style-name="Default_5f_5_5f_1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68" style:family="graphic" style:parent-style-name="Default_5f_5_5f_1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69" style:family="graphic" style:parent-style-name="Default_5f_5_5f_1_5f_1">
      <style:graphic-properties draw:stroke="none" svg:stroke-color="#000000" draw:fill="none" draw:fill-color="#ffffff" fo:min-height="4.068cm"/>
    </style:style>
    <style:style style:name="gr70" style:family="graphic" style:parent-style-name="Default_5f_5_5f_1_5f_1">
      <style:graphic-properties draw:stroke="none" svg:stroke-color="#000000" draw:fill="none" draw:fill-color="#ffffff" fo:min-height="0.766cm"/>
    </style:style>
    <style:style style:name="gr71" style:family="graphic" style:parent-style-name="Default_5f_2_5f_7">
      <style:graphic-properties draw:fill="none" draw:fill-color="#dddddd" draw:textarea-horizontal-align="justify" draw:textarea-vertical-align="top" draw:auto-grow-height="false" fo:min-height="10.926cm" fo:min-width="2.489cm" draw:shadow="hidden" draw:shadow-opacity="50%"/>
    </style:style>
    <style:style style:name="gr72" style:family="graphic" style:parent-style-name="Default_5f_2_5f_7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73" style:family="graphic" style:parent-style-name="Default_5f_2_5f_7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74" style:family="graphic" style:parent-style-name="Default_5f_2_5f_7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75" style:family="graphic" style:parent-style-name="Default_5f_2_5f_5_5f_1_5f_1_5f_2">
      <style:graphic-properties draw:stroke="none" svg:stroke-color="#000000" draw:fill="none" draw:fill-color="#ffffff" draw:textarea-vertical-align="middle" fo:min-height="2.388cm"/>
    </style:style>
    <style:style style:name="gr76" style:family="graphic" style:parent-style-name="Default_5f_5_5f_1_5f_1_5f_2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77" style:family="graphic" style:parent-style-name="Default_5f_5_5f_1_5f_1_5f_2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78" style:family="graphic" style:parent-style-name="Default_5f_5_5f_1_5f_1_5f_2">
      <style:graphic-properties draw:stroke="none" svg:stroke-color="#000000" draw:fill="none" draw:fill-color="#ffffff" fo:min-height="4.068cm"/>
    </style:style>
    <style:style style:name="gr79" style:family="graphic" style:parent-style-name="Default_5f_5_5f_1_5f_1_5f_2">
      <style:graphic-properties draw:stroke="none" svg:stroke-color="#000000" draw:fill="none" draw:fill-color="#ffffff" fo:min-height="0.766cm"/>
    </style:style>
    <style:style style:name="gr80" style:family="graphic" style:parent-style-name="Default_5f_2_5f_7_5f_2">
      <style:graphic-properties draw:fill="none" draw:fill-color="#dddddd" draw:textarea-horizontal-align="justify" draw:textarea-vertical-align="top" draw:auto-grow-height="false" fo:min-height="5.338cm" fo:min-width="14.994cm" draw:shadow="hidden" draw:shadow-opacity="50%"/>
    </style:style>
    <style:style style:name="gr81" style:family="graphic" style:parent-style-name="Default_5f_2_5f_5_5f_1_5f_1_5f_1">
      <style:graphic-properties draw:stroke="none" svg:stroke-color="#000000" draw:fill="none" draw:fill-color="#ffffff" draw:textarea-vertical-align="middle" fo:min-height="2.388cm"/>
    </style:style>
    <style:style style:name="gr82" style:family="graphic" style:parent-style-name="Default_5f_5_5f_1_5f_1_5f_1">
      <style:graphic-properties svg:stroke-color="#000000" draw:fill="solid" draw:fill-color="#729fcf" draw:textarea-horizontal-align="justify" draw:textarea-vertical-align="top" draw:auto-grow-height="false" fo:min-height="15.498cm" fo:min-width="16.964cm"/>
    </style:style>
    <style:style style:name="gr83" style:family="graphic" style:parent-style-name="Default_5f_5_5f_1_5f_1_5f_1">
      <style:graphic-properties draw:fill="solid" draw:fill-color="#eeeeee" draw:textarea-horizontal-align="justify" draw:textarea-vertical-align="top" draw:auto-grow-height="false" fo:min-height="13.974cm" fo:min-width="16.01cm"/>
    </style:style>
    <style:style style:name="gr84" style:family="graphic" style:parent-style-name="Default_5f_5_5f_1_5f_1_5f_1">
      <style:graphic-properties draw:stroke="none" svg:stroke-color="#000000" draw:fill="none" draw:fill-color="#ffffff" fo:min-height="4.068cm"/>
    </style:style>
    <style:style style:name="gr85" style:family="graphic" style:parent-style-name="Default_5f_5_5f_1_5f_1_5f_1">
      <style:graphic-properties draw:stroke="none" svg:stroke-color="#000000" draw:fill="none" draw:fill-color="#ffffff" fo:min-height="0.766cm"/>
    </style:style>
    <style:style style:name="gr86" style:family="graphic" style:parent-style-name="Default_5f_2_5f_7_5f_1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87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88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89" style:family="graphic" style:parent-style-name="standard">
      <style:graphic-properties draw:fill-color="#dddddd" draw:textarea-horizontal-align="justify" draw:textarea-vertical-align="top" draw:auto-grow-height="false" fo:min-height="2.925cm" fo:min-width="11.311cm" draw:shadow="visible" draw:shadow-opacity="50%"/>
    </style:style>
    <style:style style:name="gr90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2.421cm" draw:shadow="hidden" draw:shadow-opacity="50%"/>
    </style:style>
    <style:style style:name="gr91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5.342cm" draw:shadow="hidden" draw:shadow-opacity="50%"/>
    </style:style>
    <style:style style:name="gr92" style:family="graphic" style:parent-style-name="standard">
      <style:graphic-properties draw:fill-color="#dddddd" draw:textarea-horizontal-align="justify" draw:textarea-vertical-align="top" draw:auto-grow-height="false" fo:min-height="4.703cm" fo:min-width="11.311cm" draw:shadow="visible" draw:shadow-opacity="50%"/>
    </style:style>
    <style:style style:name="gr93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7.374cm" draw:shadow="hidden" draw:shadow-opacity="50%"/>
    </style:style>
    <style:style style:name="gr94" style:family="graphic" style:parent-style-name="standard">
      <style:graphic-properties draw:fill-color="#dddddd" draw:textarea-horizontal-align="justify" draw:textarea-vertical-align="top" draw:auto-grow-height="false" fo:min-height="3.837cm" fo:min-width="11.311cm" draw:shadow="visible" draw:shadow-opacity="50%"/>
    </style:style>
    <style:style style:name="gr95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2.421cm" draw:shadow="hidden" draw:shadow-opacity="50%"/>
    </style:style>
    <style:style style:name="gr96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7.374cm" draw:shadow="hidden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eeeeee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dddddd"/>
      <style:paragraph-properties fo:text-align="start"/>
      <style:text-properties fo:font-size="12pt" style:font-size-asian="12pt" style:font-size-complex="12pt"/>
    </style:style>
    <style:style style:name="P13" style:family="paragraph"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8" style:family="paragraph">
      <loext:graphic-properties draw:fill-color="#dddddd"/>
      <style:paragraph-properties fo:text-align="start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dddddd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dddddd"/>
      <style:paragraph-properties fo:text-align="start"/>
      <style:text-properties fo:font-size="8pt" style:font-size-asian="8pt" style:font-size-complex="8pt"/>
    </style:style>
    <style:style style:name="P22" style:family="paragraph">
      <loext:graphic-properties draw:fill="none" draw:fill-color="#729fcf"/>
      <style:paragraph-properties fo:text-align="center"/>
    </style:style>
    <style:style style:name="P2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Source Han Sans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Source Han Sans Regular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Regular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" draw:text-style-name="P3" draw:layer="layout" svg:width="19.59cm" svg:height="3.556cm" svg:x="1cm" svg:y="12.684cm">
          <draw:text-box>
            <text:p text:style-name="P2"><text:span text:style-name="T1">NOO</text:span><text:span text:style-name="T1">XY </text:span><text:span text:style-name="T1">Servi</text:span><text:span text:style-name="T1">ce </text:span><text:span text:style-name="T1">Fram</text:span><text:span text:style-name="T1">ewor</text:span><text:span text:style-name="T1">k</text:span></text:p>
            <text:p text:style-name="P2">By Yves Chen, 10, Mar, 2018</text:p>
          </draw:text-box>
        </draw:frame>
      </draw:page>
      <draw:page draw:name="page2" draw:style-name="dp1" draw:master-page-name="Default">
        <draw:frame draw:style-name="gr3" draw:text-style-name="P4" draw:layer="layout" svg:width="19.59cm" svg:height="2.638cm" svg:x="1cm" svg:y="1.029cm">
          <draw:text-box>
            <text:p text:style-name="P2"><text:span text:style-name="T1">NOO</text:span><text:span text:style-name="T1">XY </text:span><text:span text:style-name="T1">Servi</text:span><text:span text:style-name="T1">ce </text:span><text:span text:style-name="T1">Fram</text:span><text:span text:style-name="T1">ewor</text:span><text:span text:style-name="T1">k </text:span><text:span text:style-name="T1">Orien</text:span><text:span text:style-name="T1">tation</text:span></text:p>
          </draw:text-box>
        </draw:frame>
        <draw:frame draw:style-name="gr4" draw:text-style-name="P5" draw:layer="layout" svg:width="19.59cm" svg:height="23.146cm" svg:x="1cm" svg:y="3.794cm">
          <draw:text-box>
            <text:p>1. User Orientation</text:p>
            <text:p>2. Server client structure</text:p>
            <text:p>3. Authoriation system</text:p>
            <text:p>4. Module system </text:p>
            <text:p>5. lightweight</text:p>
          </draw:text-box>
        </draw:frame>
      </draw:page>
      <draw:page draw:name="page3" draw:style-name="dp1" draw:master-page-name="Default">
        <draw:custom-shape draw:style-name="gr5" draw:text-style-name="P6" draw:layer="layout" svg:width="17.464cm" svg:height="9.906cm" svg:x="2.016cm" svg:y="4.175cm">
          <text:p text:style-name="P2"><text:span text:style-name="T2">NOOXY Service Deamon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9.59cm" svg:height="2.638cm" svg:x="1cm" svg:y="1.029cm">
          <draw:text-box>
            <text:p text:style-name="P2"><text:span text:style-name="T1">NOO</text:span><text:span text:style-name="T1">XY </text:span><text:span text:style-name="T1">Servi</text:span><text:span text:style-name="T1">ce </text:span><text:span text:style-name="T1">Fram</text:span><text:span text:style-name="T1">ewor</text:span><text:span text:style-name="T1">k </text:span><text:span text:style-name="T1">Archi</text:span><text:span text:style-name="T1">tectur</text:span><text:span text:style-name="T1">e</text:span></text:p>
          </draw:text-box>
        </draw:frame>
        <draw:custom-shape draw:style-name="gr5" draw:text-style-name="P6" draw:layer="layout" svg:width="17.464cm" svg:height="9.906cm" svg:x="2.016cm" svg:y="15.605cm">
          <text:p text:style-name="P2"><text:span text:style-name="T2">NOOXY Service Clien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6.51cm" svg:height="6.985cm" svg:x="2.524cm" svg:y="6.715cm">
          <text:p text:style-name="P7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6.51cm" svg:height="4.953cm" svg:x="2.462cm" svg:y="20.177cm">
          <text:p text:style-name="P7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858cm" svg:height="3.175cm" svg:x="3.667cm" svg:y="9.79cm">
          <text:p text:style-name="P7"><text:span text:style-name="T2">service 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1.033cm" svg:y="9.79cm">
          <text:p text:style-name="P2"><text:span text:style-name="T2">Autho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1.033cm" svg:y="10.933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175cm" svg:height="0.889cm" svg:x="14.716cm" svg:y="10.93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4.716cm" svg:y="9.79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" draw:id="id1" draw:layer="layout" svg:width="14.224cm" svg:height="0.889cm" svg:x="3.667cm" svg:y="7.477cm">
          <text:p text:style-name="P2"><text:span text:style-name="T2">Service api, Service Sock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" draw:id="id2" draw:layer="layout" svg:width="3.175cm" svg:height="0.889cm" svg:x="3.667cm" svg:y="5.31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" draw:id="id3" draw:layer="layout" svg:width="3.175cm" svg:height="0.889cm" svg:x="7.35cm" svg:y="5.318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4" draw:id="id4" draw:layer="layout" svg:width="3.175cm" svg:height="0.889cm" svg:x="11.033cm" svg:y="5.318cm">
          <text:p text:style-name="P2"><text:span text:style-name="T2">Profile 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3.175cm" svg:height="0.889cm" svg:x="14.716cm" svg:y="5.318cm">
          <text:p text:style-name="P2"><text:span text:style-name="T2">Shell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2" draw:id="id12" draw:layer="layout" svg:width="10.476cm" svg:height="0.889cm" svg:x="3.105cm" svg:y="21.023cm">
          <text:p text:style-name="P2"><text:span text:style-name="T2">Service Socket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7" draw:id="id7" draw:layer="layout" svg:width="14.224cm" svg:height="0.889cm" svg:x="3.732cm" svg:y="16.367cm">
          <text:p text:style-name="P2"><text:span text:style-name="T2">Target interf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2.31cm" svg:height="0.889cm" svg:x="3.132cm" svg:y="18.664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1" draw:id="id11" draw:layer="layout" svg:width="4.064cm" svg:height="0.889cm" svg:x="14.208cm" svg:y="21.023cm">
          <text:p text:style-name="P2"><text:span text:style-name="T2">implement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259cm" svg:height="0.889cm" svg:x="3.948cm" svg:y="10.552cm">
          <text:p text:style-name="P2"><text:span text:style-name="T3">Cross service </text:span></text:p>
          <text:p text:style-name="P2"><text:span text:style-name="T3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2.286cm" svg:height="0.889cm" svg:x="3.921cm" svg:y="11.769cm">
          <text:p text:style-name="P2"><text:span text:style-name="T3">Servic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9" draw:id="id9" draw:layer="layout" svg:width="2.31cm" svg:height="0.889cm" svg:x="5.812cm" svg:y="18.664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8" draw:id="id8" draw:layer="layout" svg:width="2.31cm" svg:height="0.889cm" svg:x="8.491cm" svg:y="18.664cm">
          <text:p text:style-name="P2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3.105cm" svg:y="22.29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0.571cm" svg:y="22.293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4.254cm" svg:y="22.293cm">
          <text:p text:style-name="P2"><text:span text:style-name="T2">Authoration</text:span></text:p>
          <text:p text:style-name="P2"><text:span text:style-name="T3">(Client identification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11.033cm" svg:y="12.076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175cm" svg:height="0.889cm" svg:x="14.716cm" svg:y="12.076cm">
          <text:p text:style-name="P2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175cm" svg:height="0.889cm" svg:x="6.788cm" svg:y="22.29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259cm" svg:height="0.889cm" svg:x="6.488cm" svg:y="10.552cm">
          <text:p text:style-name="P2"><text:span text:style-name="T3">Cross service</text:span></text:p>
          <text:p text:style-name="P2"><text:span text:style-name="T3">networ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2.286cm" svg:height="0.889cm" svg:x="6.461cm" svg:y="11.769cm">
          <text:p text:style-name="P2"><text:span text:style-name="T3">Service previlege</text:span></text:p>
          <text:p text:style-name="P2"><text:span text:style-name="T3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4.732cm" svg:height="4.318cm" svg:x="3.413cm" svg:y="9.001cm">
          <text:p text:style-name="P7"><text:span text:style-name="T2">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draw:type="curve" svg:x1="10.779cm" svg:y1="7.477cm" svg:x2="5.254cm" svg:y2="6.207cm" draw:start-shape="id1" draw:start-glue-point="0" draw:end-shape="id2" svg:d="M10779 7477c0-801-5525-166-5525-1270" svg:viewBox="0 0 5526 1271">
          <text:p/>
        </draw:connector>
        <draw:connector draw:style-name="gr18" draw:text-style-name="P1" draw:layer="layout" draw:type="curve" svg:x1="10.779cm" svg:y1="7.477cm" svg:x2="8.937cm" svg:y2="6.207cm" draw:start-shape="id1" draw:start-glue-point="0" draw:end-shape="id3" draw:end-glue-point="2" svg:d="M10779 7477c0-801-1842-166-1842-1270" svg:viewBox="0 0 1843 1271">
          <text:p/>
        </draw:connector>
        <draw:connector draw:style-name="gr18" draw:text-style-name="P1" draw:layer="layout" draw:type="curve" svg:x1="10.779cm" svg:y1="7.477cm" svg:x2="12.62cm" svg:y2="6.207cm" draw:start-shape="id1" draw:start-glue-point="0" draw:end-shape="id4" draw:end-glue-point="2" svg:d="M10779 7477c0-801 1841-166 1841-1270" svg:viewBox="0 0 1842 1271">
          <text:p/>
        </draw:connector>
        <draw:connector draw:style-name="gr18" draw:text-style-name="P1" draw:layer="layout" draw:type="curve" svg:x1="10.779cm" svg:y1="7.477cm" svg:x2="16.303cm" svg:y2="6.207cm" draw:start-shape="id1" draw:start-glue-point="0" draw:end-shape="id5" draw:end-glue-point="2" svg:d="M10779 7477c0-801 5524-166 5524-1270" svg:viewBox="0 0 5525 1271">
          <text:p/>
        </draw:connector>
        <draw:custom-shape draw:style-name="gr13" draw:text-style-name="P10" xml:id="id6" draw:id="id6" draw:layer="layout" svg:width="2.31cm" svg:height="0.889cm" svg:x="11.298cm" svg:y="18.664cm">
          <text:p text:style-name="P2"><text:span text:style-name="T2">Shell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12.453cm" svg:y1="18.664cm" svg:x2="10.844cm" svg:y2="17.256cm" draw:start-shape="id6" draw:start-glue-point="0" draw:end-shape="id7" draw:end-glue-point="2" svg:d="M12453 18664c0-904-1609-201-1609-1408" svg:viewBox="0 0 1610 1409">
          <text:p/>
        </draw:connector>
        <draw:connector draw:style-name="gr18" draw:text-style-name="P1" draw:layer="layout" draw:type="curve" svg:x1="9.646cm" svg:y1="18.664cm" svg:x2="10.844cm" svg:y2="17.256cm" draw:start-shape="id8" draw:start-glue-point="0" draw:end-shape="id7" draw:end-glue-point="2" svg:d="M9646 18664c0-904 1198-201 1198-1408" svg:viewBox="0 0 1199 1409">
          <text:p/>
        </draw:connector>
        <draw:connector draw:style-name="gr18" draw:text-style-name="P1" draw:layer="layout" draw:type="curve" svg:x1="6.967cm" svg:y1="18.664cm" svg:x2="10.844cm" svg:y2="17.256cm" draw:start-shape="id9" draw:start-glue-point="0" draw:end-shape="id7" draw:end-glue-point="2" svg:d="M6967 18664c0-904 3877-201 3877-1408" svg:viewBox="0 0 3878 1409">
          <text:p/>
        </draw:connector>
        <draw:connector draw:style-name="gr18" draw:text-style-name="P1" draw:layer="layout" draw:type="curve" svg:x1="4.287cm" svg:y1="18.664cm" svg:x2="10.844cm" svg:y2="17.256cm" draw:start-shape="id10" draw:start-glue-point="0" draw:end-shape="id7" draw:end-glue-point="2" svg:d="M4287 18664c0-904 6557-201 6557-1408" svg:viewBox="0 0 6558 1409">
          <text:p/>
        </draw:connector>
        <draw:connector draw:style-name="gr18" draw:text-style-name="P1" draw:layer="layout" draw:type="curve" draw:line-skew="-1.103cm" svg:x1="16.24cm" svg:y1="21.023cm" svg:x2="10.844cm" svg:y2="17.256cm" draw:start-shape="id11" draw:start-glue-point="0" draw:end-shape="id7" draw:end-glue-point="2" svg:d="M16240 21023c0-4329-5396-2446-5396-3767" svg:viewBox="0 0 5397 3768">
          <text:p/>
        </draw:connector>
        <draw:frame draw:style-name="gr19" draw:text-style-name="P14" draw:layer="layout" svg:width="2.413cm" svg:height="0.569cm" svg:x="15.732cm" svg:y="18.618cm">
          <draw:text-box>
            <text:p text:style-name="P13"><text:span text:style-name="T3">Login, </text:span></text:p>
          </draw:text-box>
        </draw:frame>
        <draw:connector draw:style-name="gr18" draw:text-style-name="P1" draw:layer="layout" draw:type="curve" svg:x1="8.343cm" svg:y1="21.023cm" svg:x2="4.287cm" svg:y2="19.553cm" draw:start-shape="id12" draw:start-glue-point="0" draw:end-shape="id10" draw:end-glue-point="2" svg:d="M8343 21023c0-951-4056-216-4056-1470" svg:viewBox="0 0 4057 1471">
          <text:p/>
        </draw:connector>
        <draw:connector draw:style-name="gr18" draw:text-style-name="P1" draw:layer="layout" draw:type="curve" svg:x1="8.343cm" svg:y1="21.023cm" svg:x2="6.967cm" svg:y2="19.553cm" draw:start-shape="id12" draw:start-glue-point="0" draw:end-shape="id9" draw:end-glue-point="2" svg:d="M8343 21023c0-951-1376-216-1376-1470" svg:viewBox="0 0 1377 1471">
          <text:p/>
        </draw:connector>
        <draw:connector draw:style-name="gr18" draw:text-style-name="P1" draw:layer="layout" draw:type="curve" svg:x1="8.343cm" svg:y1="21.023cm" svg:x2="9.646cm" svg:y2="19.553cm" draw:start-shape="id12" draw:start-glue-point="0" draw:end-shape="id8" draw:end-glue-point="2" svg:d="M8343 21023c0-951 1303-216 1303-1470" svg:viewBox="0 0 1304 1471">
          <text:p/>
        </draw:connector>
        <draw:connector draw:style-name="gr18" draw:text-style-name="P1" draw:layer="layout" draw:type="curve" svg:x1="8.343cm" svg:y1="21.023cm" svg:x2="12.453cm" svg:y2="19.553cm" draw:start-shape="id12" draw:start-glue-point="0" draw:end-shape="id6" svg:d="M8343 21023c0-951 4110-216 4110-1470" svg:viewBox="0 0 4111 1471">
          <text:p/>
        </draw:connector>
      </draw:page>
      <draw:page draw:name="page4" draw:style-name="dp1" draw:master-page-name="Default">
        <draw:frame draw:style-name="gr20" draw:text-style-name="P4" draw:layer="layout" svg:width="19.59cm" svg:height="2.638cm" svg:x="1cm" svg:y="1.029cm">
          <draw:text-box>
            <text:p text:style-name="P2"><text:span text:style-name="T1">Meth</text:span><text:span text:style-name="T1">od </text:span><text:span text:style-name="T1">Modu</text:span><text:span text:style-name="T1">re</text:span></text:p>
          </draw:text-box>
        </draw:frame>
        <draw:custom-shape draw:style-name="gr21" draw:text-style-name="P6" draw:layer="layout" svg:width="17.464cm" svg:height="17.318cm" svg:x="2.078cm" svg:y="9.463cm">
          <text:p text:style-name="P2"><text:span text:style-name="T2">Method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16.575cm" svg:height="15.921cm" svg:x="2.586cm" svg:y="10.352cm">
          <text:p text:style-name="P2"><text:span text:style-name="T2">Method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19.59cm" svg:height="4.318cm" svg:x="1cm" svg:y="3.794cm">
          <draw:text-box>
            <text:p><text:span text:style-name="T4">Objecti</text:span><text:span text:style-name="T4">ve:</text:span><text:span text:style-name="T5"> A </text:span><text:span text:style-name="T5">pharser </text:span><text:span text:style-name="T5">or a </text:span><text:span text:style-name="T5">router. </text:span><text:span text:style-name="T5">T</text:span><text:span text:style-name="T6">o </text:span><text:span text:style-name="T6">pharse </text:span><text:span text:style-name="T6">json </text:span><text:span text:style-name="T6">between </text:span><text:span text:style-name="T6">connetio</text:span><text:span text:style-name="T6">n. And </text:span><text:span text:style-name="T6">switch</text:span><text:span text:style-name="T7">, </text:span><text:span text:style-name="T7">and </text:span><text:span text:style-name="T7">trigger </text:span><text:span text:style-name="T7">between </text:span><text:span text:style-name="T7">different </text:span><text:span text:style-name="T7">operatio</text:span><text:span text:style-name="T7">ns.</text:span></text:p>
          </draw:text-box>
        </draw:frame>
        <draw:frame draw:style-name="gr24" draw:text-style-name="P17" draw:layer="layout" svg:width="19.59cm" svg:height="1.016cm" svg:x="1cm" svg:y="8.239cm">
          <draw:text-box>
            <text:p><text:span text:style-name="T8">Figure:</text:span></text:p>
          </draw:text-box>
        </draw:frame>
        <draw:custom-shape draw:style-name="gr25" draw:text-style-name="P12" draw:layer="layout" svg:width="2.862cm" svg:height="2.159cm" svg:x="2.899cm" svg:y="11.241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12.384cm" svg:height="14.605cm" svg:x="6.142cm" svg:y="11.241cm">
          <text:p text:style-name="P7"><text:span text:style-name="T2">Methods (li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259cm" svg:height="0.889cm" svg:x="3.121cm" svg:y="12.003cm">
          <text:p text:style-name="P2"><text:span text:style-name="T3">_coreget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5.842cm" svg:height="3.175cm" svg:x="6.396cm" svg:y="12.003cm">
          <text:p text:style-name="P7"><text:span text:style-name="T3">sign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2.862cm" svg:height="9.906cm" svg:x="2.899cm" svg:y="13.781cm">
          <text:p text:style-name="P7"><text:span text:style-name="T2">Metho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259cm" svg:height="0.889cm" svg:x="3.094cm" svg:y="18.734cm">
          <text:p text:style-name="P2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259cm" svg:height="0.889cm" svg:x="3.121cm" svg:y="19.857cm">
          <text:p text:style-name="P2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259cm" svg:height="0.889cm" svg:x="3.121cm" svg:y="21.02cm">
          <text:p text:style-name="P2"><text:span text:style-name="T3">_send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5.842cm" svg:height="3.175cm" svg:x="12.492cm" svg:y="12.003cm">
          <text:p text:style-name="P7"><text:span text:style-name="T3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6.523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5.461cm" svg:height="0.935cm" svg:x="6.561cm" svg:y="13.854cm">
          <text:p text:style-name="P2"><text:span text:style-name="T3">emitter(Client)</text:span></text:p>
          <text:p text:style-name="P2"><text:span text:style-name="T3">(connprofile, username, password, detai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12.619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12.646cm" svg:y="13.908cm">
          <text:p text:style-name="P2"><text:span text:style-name="T3">emitter(Client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5.842cm" svg:height="3.175cm" svg:x="6.396cm" svg:y="15.459cm">
          <text:p text:style-name="P7"><text:span text:style-name="T3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5.842cm" svg:height="3.175cm" svg:x="12.492cm" svg:y="15.459cm">
          <text:p text:style-name="P7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6.523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6.55cm" svg:y="17.364cm">
          <text:p text:style-name="P2"><text:span text:style-name="T3">emitter(Server)</text:span></text:p>
          <text:p text:style-name="P2"><text:span text:style-name="T3">(connprofile, authtyp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12.619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12.646cm" svg:y="17.364cm">
          <text:p text:style-name="P2"><text:span text:style-name="T3">emitt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5.842cm" svg:height="3.175cm" svg:x="6.396cm" svg:y="18.888cm">
          <text:p text:style-name="P7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5.842cm" svg:height="3.175cm" svg:x="12.492cm" svg:y="18.888cm">
          <text:p text:style-name="P7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6.523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6.55cm" svg:y="20.793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12.619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12.646cm" svg:y="20.793cm">
          <text:p text:style-name="P2"><text:span text:style-name="T3">emitt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5.842cm" svg:height="3.175cm" svg:x="6.396cm" svg:y="22.417cm">
          <text:p text:style-name="P7"><text:span text:style-name="T3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5.842cm" svg:height="3.175cm" svg:x="12.492cm" svg:y="22.417cm">
          <text:p text:style-name="P7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6.523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6.55cm" svg:y="24.322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12.619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5.461cm" svg:height="0.889cm" svg:x="12.646cm" svg:y="24.322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32" draw:text-style-name="P4" draw:layer="layout" svg:width="19.59cm" svg:height="2.638cm" svg:x="1cm" svg:y="1.029cm">
          <draw:text-box>
            <text:p text:style-name="P2"><text:span text:style-name="T1">Auth</text:span><text:span text:style-name="T1">entici</text:span><text:span text:style-name="T1">ty </text:span><text:span text:style-name="T1">Modu</text:span><text:span text:style-name="T1">re</text:span></text:p>
          </draw:text-box>
        </draw:frame>
        <draw:custom-shape draw:style-name="gr33" draw:text-style-name="P6" draw:layer="layout" svg:width="17.464cm" svg:height="15.367cm" svg:x="2.016cm" svg:y="10.525cm">
          <text:p text:style-name="P2"><text:span text:style-name="T2">Authenticity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16.51cm" svg:height="6.985cm" svg:x="2.524cm" svg:y="11.514cm">
          <text:p text:style-name="P2"><text:span text:style-name="T2">Authenticity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5" draw:layer="layout" svg:width="19.59cm" svg:height="4.318cm" svg:x="1cm" svg:y="3.794cm">
          <draw:text-box>
            <text:p><text:span text:style-name="T9">Objecti</text:span><text:span text:style-name="T9">ve:</text:span> T<text:span text:style-name="T10">o </text:span><text:span text:style-name="T10">interact </text:span><text:span text:style-name="T10">with </text:span><text:span text:style-name="T10">databas</text:span><text:span text:style-name="T10">e, </text:span><text:span text:style-name="T10">Providin</text:span><text:span text:style-name="T10">g Users </text:span><text:span text:style-name="T10">Obj </text:span><text:span text:style-name="T10">cahcing, </text:span><text:span text:style-name="T10">Creating </text:span><text:span text:style-name="T10">User </text:span><text:span text:style-name="T10">Obj, </text:span><text:span text:style-name="T10">User </text:span><text:span text:style-name="T10">identific</text:span><text:span text:style-name="T10">ation. </text:span></text:p>
          </draw:text-box>
        </draw:frame>
        <draw:frame draw:style-name="gr36" draw:text-style-name="P19" draw:layer="layout" svg:width="19.59cm" svg:height="1.016cm" svg:x="1cm" svg:y="8.239cm">
          <draw:text-box>
            <text:p><text:span text:style-name="T9">Figure:</text:span></text:p>
          </draw:text-box>
        </draw:frame>
        <draw:custom-shape draw:style-name="gr37" draw:text-style-name="P15" xml:id="id14" draw:id="id14" draw:layer="layout" svg:width="16.51cm" svg:height="6.107cm" svg:x="2.524cm" svg:y="18.997cm">
          <text:p text:style-name="P2"><text:span text:style-name="T2">Authenticity Database Obj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.989cm" svg:height="5.588cm" svg:x="2.837cm" svg:y="12.403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2" draw:layer="layout" svg:width="9.017cm" svg:height="5.588cm" svg:x="6.207cm" svg:y="12.403cm">
          <text:p text:style-name="P7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3.032cm" svg:y="13.927cm">
          <text:p text:style-name="P2"><text:span text:style-name="T3">SHA256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2" draw:layer="layout" svg:width="2.921cm" svg:height="4.445cm" svg:x="2.905cm" svg:y="20.05cm">
          <text:p text:style-name="P7"><text:span text:style-name="T2">Variables 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4.953cm" svg:height="4.445cm" svg:x="6.207cm" svg:y="20.05cm">
          <text:p text:style-name="P7"><text:span text:style-name="T2">Methods</text:span></text:p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2.259cm" svg:height="0.889cm" svg:x="3.112cm" svg:y="20.812cm">
          <text:p text:style-name="P2"><text:span text:style-name="T3">_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3.159cm" svg:y="21.955cm">
          <text:p text:style-name="P2"><text:span text:style-name="T3">_cached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3.159cm" svg:y="23.098cm">
          <text:p text:style-name="P2"><text:span text:style-name="T3">MaxCache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layout" svg:width="3.83cm" svg:height="0.889cm" svg:x="6.604cm" svg:y="20.812cm">
          <text:p text:style-name="P2"><text:span text:style-name="T3">Import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831cm" svg:height="0.889cm" svg:x="6.683cm" svg:y="21.955cm">
          <text:p text:style-name="P2"><text:span text:style-name="T3">create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831cm" svg:height="0.889cm" svg:x="6.683cm" svg:y="23.098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9" draw:layer="layout" svg:width="6.985cm" svg:height="4.445cm" svg:x="11.541cm" svg:y="20.05cm">
          <text:p text:style-name="P7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2.921cm" svg:height="3.048cm" svg:x="11.922cm" svg:y="21.066cm">
          <text:p text:style-name="P7"><text:span text:style-name="T11">Variables </text:span></text:p>
          <text:p text:style-name="P7"><text:span text:style-name="T12">exisitence</text:span></text:p>
          <text:p text:style-name="P7"><text:span text:style-name="T12">username</text:span></text:p>
          <text:p text:style-name="P7"><text:span text:style-name="T12">displayname</text:span></text:p>
          <text:p text:style-name="P7"><text:span text:style-name="T12">pwdhash</text:span></text:p>
          <text:p text:style-name="P7"><text:span text:style-name="T12">token</text:span></text:p>
          <text:p text:style-name="P7"><text:span text:style-name="T12">tokenexpire</text:span></text:p>
          <text:p text:style-name="P7"><text:span text:style-name="T12">privilege</text:span></text:p>
          <text:p text:style-name="P7"><text:span text:style-name="T12">detail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2.921cm" svg:height="3.048cm" svg:x="15.224cm" svg:y="21.066cm">
          <text:p text:style-name="P7"><text:span text:style-name="T11">Methods</text:span></text:p>
          <text:p text:style-name="P7"><text:span text:style-name="T3">Updatesql(handler)</text:span></text:p>
          <text:p text:style-name="P7"><text:span text:style-name="T3">delete(handler)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2.259cm" svg:height="0.889cm" svg:x="3.059cm" svg:y="15.05cm">
          <text:p text:style-name="P2"><text:span text:style-name="T3">Token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xml:id="id13" draw:id="id13" draw:layer="layout" svg:width="2.259cm" svg:height="0.889cm" svg:x="3.059cm" svg:y="16.213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2" draw:layer="layout" draw:type="curve" svg:x1="4.188cm" svg:y1="17.102cm" svg:x2="10.779cm" svg:y2="18.997cm" draw:start-shape="id13" draw:start-glue-point="2" draw:end-shape="id14" svg:d="M4188 17102c0 1572 6591 625 6591 1895" svg:viewBox="0 0 6592 1896">
          <text:p/>
        </draw:connector>
        <draw:custom-shape draw:style-name="gr48" draw:text-style-name="P11" draw:layer="layout" svg:width="3.891cm" svg:height="0.889cm" svg:x="6.634cm" svg:y="13.265cm">
          <text:p text:style-name="P2"><text:span text:style-name="T3">Import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89cm" svg:height="0.889cm" svg:x="6.681cm" svg:y="14.388cm">
          <text:p text:style-name="P2"><text:span text:style-name="T3">Create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89cm" svg:height="0.889cm" svg:x="6.681cm" svg:y="15.551cm">
          <text:p text:style-name="P2"><text:span text:style-name="T3">GetGuest</text:span></text:p>
          <text:p text:style-name="P2"><text:span text:style-name="T3">(guest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layout" svg:width="3.91cm" svg:height="0.889cm" svg:x="10.852cm" svg:y="13.292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89cm" svg:height="0.889cm" svg:x="6.681cm" svg:y="16.721cm">
          <text:p text:style-name="P2"><text:span text:style-name="T3">updatePassword</text:span></text:p>
          <text:p text:style-name="P2"><text:span text:style-name="T3">(user, newpassword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2.921cm" svg:height="5.588cm" svg:x="15.605cm" svg:y="12.403cm">
          <text:p text:style-name="P7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15.886cm" svg:y="13.165cm">
          <text:p text:style-name="P2"><text:span text:style-name="T3">getUserna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15.859cm" svg:y="14.308cm">
          <text:p text:style-name="P2"><text:span text:style-name="T3">isGue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3.89cm" svg:height="0.889cm" svg:x="10.826cm" svg:y="14.462cm">
          <text:p text:style-name="P2"><text:span text:style-name="T3">updateDetail</text:span></text:p>
          <text:p text:style-name="P2"><text:span text:style-name="T3">(user, path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frame draw:style-name="gr52" draw:text-style-name="P4" draw:layer="layout" svg:width="19.59cm" svg:height="2.638cm" svg:x="1cm" svg:y="1.029cm">
          <draw:text-box>
            <text:p text:style-name="P2"><text:span text:style-name="T1">Authora</text:span><text:span text:style-name="T1">tion </text:span><text:span text:style-name="T1">Modure</text:span></text:p>
          </draw:text-box>
        </draw:frame>
        <draw:custom-shape draw:style-name="gr53" draw:text-style-name="P6" draw:layer="layout" svg:width="17.464cm" svg:height="14.732cm" svg:x="2.016cm" svg:y="10.525cm">
          <text:p text:style-name="P2"><text:span text:style-name="T2">Authoration Modure</text:span></text:p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16.51cm" svg:height="13.081cm" svg:x="2.524cm" svg:y="11.541cm">
          <text:p text:style-name="P2"><text:span text:style-name="T2">Authoration Obj (export)</text:span></text:p>
          <draw:enhanced-geometry svg:viewBox="0 0 21600 21600" draw:type="rectangle" draw:enhanced-path="M 0 0 L 21600 0 21600 21600 0 21600 0 0 Z N"/>
        </draw:custom-shape>
        <draw:frame draw:style-name="gr55" draw:text-style-name="P16" draw:layer="layout" svg:width="19.59cm" svg:height="4.318cm" svg:x="1cm" svg:y="3.794cm">
          <draw:text-box>
            <text:p><text:span text:style-name="T13">Objective: </text:span><text:span text:style-name="T13">To provide </text:span><text:span text:style-name="T13">function to </text:span><text:span text:style-name="T13">take </text:span><text:span text:style-name="T13">authorative </text:span><text:span text:style-name="T13">actions. </text:span><text:span text:style-name="T13">Confirming </text:span><text:span text:style-name="T13">the </text:span><text:span text:style-name="T13">sensitive </text:span><text:span text:style-name="T13">data or </text:span><text:span text:style-name="T13">opearation </text:span><text:span text:style-name="T13">is </text:span><text:span text:style-name="T13">permitted.</text:span></text:p>
          </draw:text-box>
        </draw:frame>
        <draw:frame draw:style-name="gr56" draw:text-style-name="P16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38" draw:text-style-name="P12" draw:layer="layout" svg:width="2.989cm" svg:height="5.588cm" svg:x="2.837cm" svg:y="12.403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12.319cm" svg:height="5.588cm" svg:x="6.207cm" svg:y="12.403cm">
          <text:p text:style-name="P7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3.032cm" svg:y="13.227cm">
          <text:p text:style-name="P23">_realtimetok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layout" svg:width="2.259cm" svg:height="0.889cm" svg:x="3.059cm" svg:y="1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layout" svg:width="2.259cm" svg:height="0.889cm" svg:x="3.059cm" svg:y="15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5.688cm" svg:height="0.889cm" svg:x="12.584cm" svg:y="14.362cm">
          <text:p text:style-name="P2"><text:span text:style-name="T3">getRealtimeToken</text:span></text:p>
          <text:p text:style-name="P2"><text:span text:style-name="T3">(handler(RealTimeToken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5.688cm" svg:height="0.889cm" svg:x="6.488cm" svg:y="14.335cm">
          <text:p text:style-name="P2"><text:span text:style-name="T3">ClientAction</text:span></text:p>
          <text:p text:style-name="P2"><text:span text:style-name="T14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5.688cm" svg:height="0.889cm" svg:x="6.488cm" svg:y="15.478cm">
          <text:p text:style-name="P2"><text:span text:style-name="T3">ClientToken</text:span></text:p>
          <text:p text:style-name="P2"><text:span text:style-name="T14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5.688cm" svg:height="0.889cm" svg:x="6.488cm" svg:y="16.621cm">
          <text:p text:style-name="P2"><text:span text:style-name="T3">UserLevel</text:span></text:p>
          <text:p text:style-name="P2"><text:span text:style-name="T14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5.688cm" svg:height="0.889cm" svg:x="6.49cm" svg:y="13.193cm">
          <text:p text:style-name="P2"><text:span text:style-name="T3">ClientPasswo</text:span><text:span text:style-name="T3">rd</text:span></text:p>
          <text:p text:style-name="P2"><text:span text:style-name="T3">(connprof, </text:span><text:span text:style-name="T3">username, </text:span><text:span text:style-name="T3">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5.688cm" svg:height="0.889cm" svg:x="12.659cm" svg:y="13.22cm">
          <text:p text:style-name="P2"><text:span text:style-name="T3">RealtimeToken</text:span></text:p>
          <text:p text:style-name="P2"><text:span text:style-name="T3">(connprof, 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60" draw:text-style-name="P4" draw:layer="layout" svg:width="19.59cm" svg:height="2.638cm" svg:x="1cm" svg:y="1.029cm">
          <draw:text-box>
            <text:p text:style-name="P2"><text:span text:style-name="T1">Conn</text:span><text:span text:style-name="T1">etion </text:span><text:span text:style-name="T1">Modu</text:span><text:span text:style-name="T1">re</text:span></text:p>
          </draw:text-box>
        </draw:frame>
        <draw:custom-shape draw:style-name="gr61" draw:text-style-name="P6" draw:layer="layout" svg:width="17.464cm" svg:height="14.732cm" svg:x="2.016cm" svg:y="10.525cm">
          <text:p text:style-name="P2"><text:span text:style-name="T2">Connetion Modure</text:span></text:p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16.51cm" svg:height="13.081cm" svg:x="2.524cm" svg:y="11.541cm">
          <text:p text:style-name="P2"><text:span text:style-name="T2">Connection (export)</text:span></text:p>
          <draw:enhanced-geometry svg:viewBox="0 0 21600 21600" draw:type="rectangle" draw:enhanced-path="M 0 0 L 21600 0 21600 21600 0 21600 0 0 Z N"/>
        </draw:custom-shape>
        <draw:frame draw:style-name="gr63" draw:text-style-name="P16" draw:layer="layout" svg:width="19.59cm" svg:height="4.318cm" svg:x="1cm" svg:y="3.794cm">
          <draw:text-box>
            <text:p><text:span text:style-name="T13">Objectiv</text:span><text:span text:style-name="T13">e: </text:span><text:span text:style-name="T13">Create a </text:span><text:span text:style-name="T13">interface </text:span><text:span text:style-name="T13">to get </text:span><text:span text:style-name="T13">commun</text:span><text:span text:style-name="T13">ication </text:span><text:span text:style-name="T13">with </text:span><text:span text:style-name="T13">remote </text:span><text:span text:style-name="T13">device.</text:span></text:p>
          </draw:text-box>
        </draw:frame>
        <draw:frame draw:style-name="gr64" draw:text-style-name="P16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65" draw:text-style-name="P9" draw:layer="layout" svg:width="7.493cm" svg:height="5.588cm" svg:x="2.778cm" svg:y="12.43cm">
          <text:p text:style-name="P7"><text:span text:style-name="T2">ConnectionProfile Obj(con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9" draw:layer="layout" svg:width="7.493cm" svg:height="5.588cm" svg:x="10.652cm" svg:y="12.43cm">
          <text:p text:style-name="P7"><text:span text:style-name="T2">WS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9" draw:layer="layout" svg:width="7.493cm" svg:height="5.588cm" svg:x="2.778cm" svg:y="18.372cm">
          <text:p text:style-name="P7"><text:span text:style-name="T2">TCP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3.059cm" svg:y="13.319cm">
          <text:p text:style-name="P2"><text:span text:style-name="T3">getGUI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3.059cm" svg:y="14.462cm">
          <text:p text:style-name="P2"><text:span text:style-name="T3">getIPaddres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10.933cm" svg:y="13.319cm">
          <text:p text:style-name="P2"><text:span text:style-name="T3">OnJSON()</text:span></text:p>
          <text:p text:style-name="P2"><text:span text:style-name="T3">(handler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10.933cm" svg:y="14.462cm">
          <text:p text:style-name="P2"><text:span text:style-name="T3">send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10.933cm" svg:y="15.632cm">
          <text:p text:style-name="P2"><text:span text:style-name="T3">broadca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59cm" svg:height="0.889cm" svg:x="10.933cm" svg:y="16.775cm">
          <text:p text:style-name="P2"><text:span text:style-name="T3">start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66" draw:text-style-name="P4" draw:layer="layout" svg:width="19.59cm" svg:height="2.638cm" svg:x="1cm" svg:y="1.029cm">
          <draw:text-box>
            <text:p text:style-name="P2"><text:span text:style-name="T1">Core </text:span><text:span text:style-name="T1">1</text:span></text:p>
          </draw:text-box>
        </draw:frame>
        <draw:custom-shape draw:style-name="gr67" draw:text-style-name="P6" draw:layer="layout" svg:width="17.464cm" svg:height="14.732cm" svg:x="2.016cm" svg:y="10.525cm">
          <text:p text:style-name="P2"><text:span text:style-name="T2">Core Modure</text:span></text:p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16.51cm" svg:height="13.081cm" svg:x="2.524cm" svg:y="11.541cm">
          <text:p text:style-name="P2"><text:span text:style-name="T2">Core Obj() (export)</text:span></text:p>
          <draw:enhanced-geometry svg:viewBox="0 0 21600 21600" draw:type="rectangle" draw:enhanced-path="M 0 0 L 21600 0 21600 21600 0 21600 0 0 Z N"/>
        </draw:custom-shape>
        <draw:frame draw:style-name="gr69" draw:text-style-name="P16" draw:layer="layout" svg:width="19.59cm" svg:height="4.318cm" svg:x="1cm" svg:y="3.794cm">
          <draw:text-box>
            <text:p><text:span text:style-name="T6">Objectiv</text:span><text:span text:style-name="T6">e: </text:span><text:span text:style-name="T13">provide </text:span><text:span text:style-name="T13">function</text:span><text:span text:style-name="T13">s for </text:span><text:span text:style-name="T13">runtime </text:span><text:span text:style-name="T13">use, </text:span><text:span text:style-name="T13">glue</text:span></text:p>
          </draw:text-box>
        </draw:frame>
        <draw:frame draw:style-name="gr70" draw:text-style-name="P16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71" draw:text-style-name="P12" draw:layer="layout" svg:width="2.989cm" svg:height="11.176cm" svg:x="2.837cm" svg:y="12.303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layout" svg:width="12.319cm" svg:height="5.588cm" svg:x="6.207cm" svg:y="12.303cm">
          <text:p text:style-name="P7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2.259cm" svg:height="0.889cm" svg:x="3.032cm" svg:y="13.127cm">
          <text:p text:style-name="P2"><text:span text:style-name="T3">_auth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2.259cm" svg:height="0.889cm" svg:x="3.059cm" svg:y="14.25cm">
          <text:p text:style-name="P23">_authenti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2.259cm" svg:height="0.889cm" svg:x="3.059cm" svg:y="15.413cm">
          <text:p text:style-name="P23">_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5.688cm" svg:height="0.889cm" svg:x="6.488cm" svg:y="13.165cm">
          <text:p text:style-name="P2"><text:span text:style-name="T3">launch</text:span></text:p>
          <text:p text:style-name="P2"><text:span text:style-name="T3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5.688cm" svg:height="0.889cm" svg:x="6.488cm" svg:y="14.308cm">
          <text:p text:style-name="P2"><text:span text:style-name="T3">setupVar</text:span></text:p>
          <text:p text:style-name="P2"><text:span text:style-name="T14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5.688cm" svg:height="0.889cm" svg:x="6.488cm" svg:y="15.451cm">
          <text:p text:style-name="P2"><text:span text:style-name="T3">ClientToken</text:span></text:p>
          <text:p text:style-name="P2"><text:span text:style-name="T14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5.688cm" svg:height="0.889cm" svg:x="6.488cm" svg:y="16.594cm">
          <text:p text:style-name="P2"><text:span text:style-name="T3">UserLevel</text:span></text:p>
          <text:p text:style-name="P2"><text:span text:style-name="T14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75" draw:text-style-name="P4" draw:layer="layout" svg:width="19.59cm" svg:height="2.638cm" svg:x="1cm" svg:y="1.029cm">
          <draw:text-box>
            <text:p text:style-name="P2"><text:span text:style-name="T1">Core </text:span><text:span text:style-name="T1">2</text:span></text:p>
          </draw:text-box>
        </draw:frame>
        <draw:custom-shape draw:style-name="gr76" draw:text-style-name="P6" draw:layer="layout" svg:width="17.464cm" svg:height="14.732cm" svg:x="2.016cm" svg:y="10.525cm">
          <text:p text:style-name="P2"><text:span text:style-name="T2">Core </text:span><text:span text:style-name="T2">Modure</text:span>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16.51cm" svg:height="13.081cm" svg:x="2.524cm" svg:y="11.541cm">
          <text:p text:style-name="P2"><text:span text:style-name="T2">Core </text:span><text:span text:style-name="T2">Obj() </text:span><text:span text:style-name="T2">(export)</text:span></text:p>
          <draw:enhanced-geometry svg:viewBox="0 0 21600 21600" draw:type="rectangle" draw:enhanced-path="M 0 0 L 21600 0 21600 21600 0 21600 0 0 Z N"/>
        </draw:custom-shape>
        <draw:frame draw:style-name="gr78" draw:text-style-name="P16" draw:layer="layout" svg:width="19.59cm" svg:height="4.318cm" svg:x="1cm" svg:y="3.794cm">
          <draw:text-box>
            <text:p><text:span text:style-name="T6">Objectiv</text:span><text:span text:style-name="T6">e: </text:span><text:span text:style-name="T13">provide </text:span><text:span text:style-name="T13">function</text:span><text:span text:style-name="T13">s for </text:span><text:span text:style-name="T13">runtime </text:span><text:span text:style-name="T13">use, </text:span><text:span text:style-name="T13">glue</text:span></text:p>
          </draw:text-box>
        </draw:frame>
        <draw:frame draw:style-name="gr79" draw:text-style-name="P16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80" draw:text-style-name="P12" draw:layer="layout" svg:width="15.494cm" svg:height="5.588cm" svg:x="3.032cm" svg:y="12.303cm">
          <text:p text:style-name="P7"><text:span text:style-name="T2">Authoration metho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frame draw:style-name="gr81" draw:text-style-name="P4" draw:layer="layout" svg:width="19.59cm" svg:height="2.638cm" svg:x="1cm" svg:y="1.029cm">
          <draw:text-box>
            <text:p text:style-name="P2"><text:span text:style-name="T1">Servi</text:span><text:span text:style-name="T1">ce </text:span><text:span text:style-name="T1">Modu</text:span><text:span text:style-name="T1">re 1</text:span></text:p>
          </draw:text-box>
        </draw:frame>
        <draw:custom-shape draw:style-name="gr82" draw:text-style-name="P6" draw:layer="layout" svg:width="17.464cm" svg:height="15.748cm" svg:x="2.016cm" svg:y="10.525cm">
          <text:p text:style-name="P2"><text:span text:style-name="T2">service Modure</text:span></text:p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16.51cm" svg:height="14.224cm" svg:x="2.524cm" svg:y="11.541cm">
          <text:p text:style-name="P2"><text:span text:style-name="T2">Service Obj(coregateway) (export)</text:span></text:p>
          <draw:enhanced-geometry svg:viewBox="0 0 21600 21600" draw:type="rectangle" draw:enhanced-path="M 0 0 L 21600 0 21600 21600 0 21600 0 0 Z N"/>
        </draw:custom-shape>
        <draw:frame draw:style-name="gr84" draw:text-style-name="P16" draw:layer="layout" svg:width="19.59cm" svg:height="4.318cm" svg:x="1cm" svg:y="3.794cm">
          <draw:text-box>
            <text:p><text:span text:style-name="T6">Objectiv</text:span><text:span text:style-name="T6">e: </text:span><text:span text:style-name="T13">provide </text:span><text:span text:style-name="T13">and </text:span><text:span text:style-name="T13">mange </text:span><text:span text:style-name="T13">service </text:span><text:span text:style-name="T13">api, and </text:span><text:span text:style-name="T13">route </text:span><text:span text:style-name="T13">the </text:span><text:span text:style-name="T13">messag</text:span><text:span text:style-name="T13">es on </text:span><text:span text:style-name="T13">internet</text:span></text:p>
          </draw:text-box>
        </draw:frame>
        <draw:frame draw:style-name="gr85" draw:text-style-name="P16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86" draw:text-style-name="P12" draw:layer="layout" svg:width="2.989cm" svg:height="5.588cm" svg:x="2.837cm" svg:y="12.303cm">
          <text:p text:style-name="P7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2.259cm" svg:height="0.889cm" svg:x="3.032cm" svg:y="13.127cm">
          <text:p text:style-name="P2"><text:span text:style-name="T3">_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1" draw:layer="layout" svg:width="2.259cm" svg:height="0.889cm" svg:x="3.059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1" draw:layer="layout" svg:width="2.259cm" svg:height="0.889cm" svg:x="3.059cm" svg:y="15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1.811cm" svg:height="3.175cm" svg:x="6.207cm" svg:y="12.303cm">
          <text:p text:style-name="P7"><text:span text:style-name="T2">Service(servicename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draw:layer="layout" svg:width="2.921cm" svg:height="1.905cm" svg:x="6.461cm" svg:y="13.192cm">
          <text:p text:style-name="P7"><text:span text:style-name="T11">Variables </text:span></text:p>
          <text:p text:style-name="P7"><text:span text:style-name="T12">_serviceprofile</text:span></text:p>
          <text:p text:style-name="P7"><text:span text:style-name="T12">_servicesokect</text:span></text:p>
          <text:p text:style-name="P7"><text:span text:style-name="T12">_serviceprevidege</text:span></text:p>
          <text:p text:style-name="P7"><text:span text:style-name="T12">_serviceexc</text:span></text:p>
          <draw:enhanced-geometry svg:viewBox="0 0 21600 21600" draw:type="rectangle" draw:enhanced-path="M 0 0 L 21600 0 21600 21600 0 21600 0 0 Z N"/>
        </draw:custom-shape>
        <draw:custom-shape draw:style-name="gr91" draw:text-style-name="P21" draw:layer="layout" svg:width="5.842cm" svg:height="1.905cm" svg:x="9.763cm" svg:y="13.192cm">
          <text:p text:style-name="P7"><text:span text:style-name="T11">Methods</text:span></text:p>
          <text:p text:style-name="P7"><text:span text:style-name="T3">launch()</text:span></text:p>
          <text:p text:style-name="P7"><text:span text:style-name="T3">setupsocket(SSocket)</text:span></text:p>
          <text:p text:style-name="P7"><text:span text:style-name="T3">setupexec(path)</text:span></text:p>
          <text:p text:style-name="P7"><text:span text:style-name="T14">onSSMessage(handler(clientprofile, </text:span><text:span text:style-name="T3">data))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11.811cm" svg:height="4.953cm" svg:x="6.207cm" svg:y="15.799cm">
          <text:p text:style-name="P7"><text:span text:style-name="T2">ServiceSocket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2.921cm" svg:height="3.048cm" svg:x="6.588cm" svg:y="16.815cm">
          <text:p text:style-name="P7"><text:span text:style-name="T11">Variables </text:span></text:p>
          <text:p text:style-name="P7"><text:span text:style-name="T14">_</text:span><text:span text:style-name="T12">SendHadler</text:span></text:p>
          <text:p text:style-name="P7"><text:span text:style-name="T12">_mode</text:span></text:p>
          <draw:enhanced-geometry svg:viewBox="0 0 21600 21600" draw:type="rectangle" draw:enhanced-path="M 0 0 L 21600 0 21600 21600 0 21600 0 0 Z N"/>
        </draw:custom-shape>
        <draw:custom-shape draw:style-name="gr93" draw:text-style-name="P21" draw:layer="layout" svg:width="7.874cm" svg:height="3.048cm" svg:x="9.89cm" svg:y="16.815cm">
          <text:p text:style-name="P7"><text:span text:style-name="T11">Methods</text:span></text:p>
          <text:p text:style-name="P7"><text:span text:style-name="T3">launch()</text:span></text:p>
          <text:p text:style-name="P7"><text:span text:style-name="T3">setup(SendHadler(clientprofile, data), </text:span><text:span text:style-name="T3">mode)</text:span></text:p>
          <text:p text:style-name="P7"><text:span text:style-name="T14">send(clientprofile, data</text:span><text:span text:style-name="T3">)</text:span></text:p>
          <text:p text:style-name="P7"><text:span text:style-name="T3">onData(clientprofile, data)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94" draw:text-style-name="P9" draw:layer="layout" svg:width="11.811cm" svg:height="4.087cm" svg:x="6.208cm" svg:y="21.066cm">
          <text:p text:style-name="P7"><text:span text:style-name="T2">ServiceProfile</text:span><text:span text:style-name="T2">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0" draw:layer="layout" svg:width="2.921cm" svg:height="2.515cm" svg:x="6.589cm" svg:y="21.904cm">
          <text:p text:style-name="P7"><text:span text:style-name="T11">Variables </text:span></text:p>
          <text:p text:style-name="P7"><text:span text:style-name="T14">_</text:span><text:span text:style-name="T12">SendHadler</text:span></text:p>
          <text:p text:style-name="P7"><text:span text:style-name="T12">_mode</text:span></text:p>
          <draw:enhanced-geometry svg:viewBox="0 0 21600 21600" draw:type="rectangle" draw:enhanced-path="M 0 0 L 21600 0 21600 21600 0 21600 0 0 Z N"/>
        </draw:custom-shape>
        <draw:custom-shape draw:style-name="gr96" draw:text-style-name="P21" draw:layer="layout" svg:width="7.874cm" svg:height="2.515cm" svg:x="9.891cm" svg:y="21.904cm">
          <text:p text:style-name="P7"><text:span text:style-name="T11">Methods</text:span></text:p>
          <text:p text:style-name="P7"><text:span text:style-name="T3">launch()</text:span></text:p>
          <text:p text:style-name="P7"><text:span text:style-name="T3">setup(SendHadler(cl</text:span><text:span text:style-name="T3">ientprofile, data), </text:span><text:span text:style-name="T3">mode)</text:span></text:p>
          <text:p text:style-name="P7"><text:span text:style-name="T14">send(clientprofile, </text:span><text:span text:style-name="T14">data</text:span><text:span text:style-name="T3">)</text:span></text:p>
          <text:p text:style-name="P7"><text:span text:style-name="T3">onData(clientprofile, </text:span><text:span text:style-name="T3">data)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2_5f_6" style:display-name="Default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" style:display-name="Default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" style:display-name="Default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" style:display-name="Default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" style:display-name="Default_2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" style:display-name="Default_2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1" style:display-name="Default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1" style:display-name="Default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1" style:display-name="Default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1" style:display-name="Default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1" style:display-name="Default_2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1" style:display-name="Default_2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2" style:display-name="Default_2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2" style:display-name="Default_2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2" style:display-name="Default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2" style:display-name="Default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2" style:display-name="Default_2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2" style:display-name="Default_2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6:40:42.721302027</meta:creation-date>
    <dc:date>2018-03-31T01:59:08.596211136</dc:date>
    <meta:editing-duration>P4DT4H40M57S</meta:editing-duration>
    <meta:editing-cycles>118</meta:editing-cycles>
    <meta:generator>LibreOffice/6.0.2.1.0$Linux_X86_64 LibreOffice_project/00m0$Build-1</meta:generator>
    <meta:document-statistic meta:object-count="187"/>
  </office:meta>
</office:document-meta>
</file>